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1d54f3"/>
    </style:style>
    <style:style style:name="P2" style:family="paragraph" style:parent-style-name="Standard">
      <style:text-properties officeooo:rsid="0018480d" officeooo:paragraph-rsid="0018480d"/>
    </style:style>
    <style:style style:name="P3" style:family="paragraph" style:parent-style-name="Standard">
      <style:text-properties officeooo:rsid="0018480d" officeooo:paragraph-rsid="0022aa7b"/>
    </style:style>
    <style:style style:name="P4" style:family="paragraph" style:parent-style-name="Standard">
      <style:text-properties officeooo:rsid="00203fd6" officeooo:paragraph-rsid="00203fd6"/>
    </style:style>
    <style:style style:name="P5" style:family="paragraph" style:parent-style-name="Standard">
      <style:text-properties officeooo:rsid="0020dce8" officeooo:paragraph-rsid="0020dce8"/>
    </style:style>
    <style:style style:name="P6" style:family="paragraph" style:parent-style-name="Standard">
      <style:text-properties officeooo:rsid="0022151b" officeooo:paragraph-rsid="0022151b"/>
    </style:style>
    <style:style style:name="P7" style:family="paragraph" style:parent-style-name="Standard">
      <style:text-properties officeooo:rsid="0022151b" officeooo:paragraph-rsid="00279b8f"/>
    </style:style>
    <style:style style:name="P8" style:family="paragraph" style:parent-style-name="Standard">
      <style:text-properties officeooo:rsid="0022aa7b" officeooo:paragraph-rsid="0022aa7b"/>
    </style:style>
    <style:style style:name="P9" style:family="paragraph" style:parent-style-name="Standard">
      <style:text-properties fo:font-weight="bold" officeooo:rsid="000ffbd6" officeooo:paragraph-rsid="00259906" style:font-weight-asian="bold" style:font-weight-complex="bold"/>
    </style:style>
    <style:style style:name="P10" style:family="paragraph" style:parent-style-name="Standard">
      <style:text-properties officeooo:rsid="002c5eba" officeooo:paragraph-rsid="002c5eba"/>
    </style:style>
    <style:style style:name="P11" style:family="paragraph" style:parent-style-name="Standard">
      <style:text-properties officeooo:rsid="002c5eba" officeooo:paragraph-rsid="002c5eba"/>
    </style:style>
    <style:style style:name="P12" style:family="paragraph" style:parent-style-name="Standard">
      <style:text-properties officeooo:rsid="002fbbab" officeooo:paragraph-rsid="002fbbab"/>
    </style:style>
    <style:style style:name="T1" style:family="text">
      <style:text-properties officeooo:rsid="001d54f3"/>
    </style:style>
    <style:style style:name="T2" style:family="text">
      <style:text-properties officeooo:rsid="00248aab"/>
    </style:style>
    <style:style style:name="T3" style:family="text">
      <style:text-properties officeooo:rsid="00279b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figure class="featurebox_center centered2"&gt;</text:p>
      <text:p text:style-name="P7"><text:s/>&lt;/figure&gt;<text:span text:style-name="T3">&lt;p&gt;</text:span></text:p>
      <text:p text:style-name="P1"><text:span text:style-name="T1">&lt;span class="blue"&gt;</text:span>&lt;/span&gt;</text:p>
      <text:p text:style-name="P9"><text:span text:style-name="T1">&lt;span class="under"&gt;</text:span>&lt;/span&gt;</text:p>
      <text:p text:style-name="P6">&lt;ol class="centered2 shadow"&gt;&lt;br&gt;&lt;li&gt;&amp;nbsp;&amp;nbsp;&amp;nbsp;&amp;nbsp;&amp;nbsp;<text:tab/> </text:p>
      <text:p text:style-name="P6"/>
      <text:p text:style-name="P6">&lt;figure class="featurebox_center centered2"&gt;</text:p>
      <text:p text:style-name="P6"><text:s/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<text:s/>&lt;/figure&gt;</text:p>
      <text:p text:style-name="P6">&lt;/li&gt;&lt;br&gt;&lt;/ol&gt; </text:p>
      <text:p text:style-name="P6"/>
      <text:p text:style-name="P8"><text:s/></text:p>
      <text:p text:style-name="P5"/>
      <text:p text:style-name="P4">&lt;ol class="centered2 shadow"&gt;&lt;li&gt;&amp;nbsp;&amp;nbsp;&amp;nbsp;&amp;nbsp;&amp;nbsp;</text:p>
      <text:p text:style-name="P4"/>
      <text:p text:style-name="P3"><text:bookmark-start text:name="__DdeLink__91_322062238"/>&lt;hr&gt;<text:tab/></text:p>
      <text:p text:style-name="P2"><text:s text:c="2"/>&lt;p class="<text:span text:style-name="T2">centered3</text:span>"&gt; &lt;a href ="#top" class="go-top"&gt;&lt;img src=" ../../img/go-up.gif" height="38" alt="стрелка вверх"&gt;вверх-скок&lt;/a&gt;&lt;br&gt;&amp;nbsp; &lt;/p&gt;<text:bookmark-end text:name="__DdeLink__91_322062238"/></text:p>
      <text:p text:style-name="P2"><text:s/></text:p>
      <text:p text:style-name="P2"/>
      <text:p text:style-name="P10">&lt;table class="tftable"&gt;&lt;tr&gt; &lt;th&gt;Справка дана для предъявления по месту требования&lt;/th&gt;</text:p>
      <text:p text:style-name="P10">&lt;/tr&gt;&lt;/table&gt;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>Антон впадает в задумчивость, что на него находит после последнего визита к другу на село. Друг его, аспирант биологических наук, сын лесника в соседней области, по выходным нaезжает из столицы домой - помочь в хозяйстве и запастись харчами. Там они с Антоном и встречаются.</text:p>
      <text:p text:style-name="P12">Антону нравится крестьянский труд. Всё становится проще и яснее. Обретает некую библейско-философскую глубину и прозрачность. Земля. Семья. Символы обрастают плотью, полнятся густой жаркой кровью. Отец. Сын.</text:p>
      <text:p text:style-name="P12">Почему крестьяне, приходя помочь посеятся родственникам или соседям, чиркают лопатами об асфальт двора?</text:p>
      <text:p text:style-name="P12">Зачем привезённая на знакомство невеста держит меж пальцев неприметную ниточку, стараясь украдкой завязать её в кружок?</text:p>
      <text:p text:style-name="P12">Работая, Антон и его друг разговаривают. О Манне, Милле, Уно Муно; про одноногого соседа Витюка и его невестку Лиду. О сложных взаимоотношениях в среде людей науки и на <text:soft-page-break/>строительных площадках.</text:p>
      <text:p text:style-name="P12">В перекурах они играют в преферанс на крыльце, но мать друга, Раиса Александровна, всегда находит массу неотложных дел, так что одна «пуля» расписывается целый день. Ещё она терпеть не может, когда они «хардыкают» по-английски (пригодится другу на будущих международных симпозиумах).</text:p>
      <text:p text:style-name="P12">Бабушка Уляна, беподобный кулинар, спрашивает Антона:</text:p>
      <text:p text:style-name="P12">- С родителями не помирился? Всё молчишь?</text:p>
      <text:p text:style-name="P12">- Молчу.</text:p>
      <text:p text:style-name="P12">- Ая-яй. Ну. Как так можно?</text:p>
      <text:p text:style-name="P12">- Так ведь они ж мне всё, что могли сказали. И у меня для них слов не осталось. А из порожнего стакана разве чего выльется?</text:p>
      <text:p text:style-name="P12">- Ая-яй.</text:p>
      <text:p text:style-name="P12">А в последний визит позвонила другу приятельница (телефон на крыльце), выпускница того же института, что заканчивали и они. Друг в который раз объяснил, что женитьба ему противопоказана и попросил прислать в столицу какую-то их общую знакомую, предварительно разрекламировав его достоинства в делах постельных. Потом сказал, что Антон тоже здесь и передал ему трубку.</text:p>
      <text:p text:style-name="P12">- Ой, Антоша, я так рада поговорить с тобой.</text:p>
      <text:p text:style-name="P12">- А мне тебя услышать и – о, безмерно счастлив.</text:p>
      <text:p text:style-name="P12">- Ах. ты такой умный.</text:p>
      <text:p text:style-name="P12">- Ума – палата, да ключ потерян, но пыжусь, что тебе угодить.</text:p>
      <text:p text:style-name="P12">- А помнишь рощу?</text:p>
      <text:p text:style-name="P12">Рощу Антон помнил. В прошлом году, как посадили картошку и во дворе был накрыт стол, они с другом, под крепкие шутки и возбуждённый хохот женщин-помощниц, затаскивали матрасы на устланый сеном чердак сарая. Ночевать на свежем воздухе полезно для здоровья. А потом поехали на станцию – встречать приятельницу и её подругу с электрички. Перед ночлегом пошли в рощу – слушать соловьёв. Но те отчего-то ленились.</text:p>
      <text:p text:style-name="P12">Студенток чуть пугала непривычная обстановка: темень, обступившая костёр, шорохи за частыми стволами берёз. Где-то на дальнем краю рощи протяжным двуголосьем тянули песню. Затем гоcтьи освоились, нашлась общая тема – преподаватели института. Упомянули декана антонова факультета, которая в его бытность занимала должность лаборантки и он поднял тост за эту несостоявшуюся женщину. Такое определение почему-то задело подружку приятельницы и она принялась приводить факты косвенно подразумевающие, что упомянутая декан не чуждается исполнения специфически женских функций. А потом...</text:p>
      <text:p text:style-name="P12">- Рощу я помню,- сказал Антон.</text:p>
      <text:p text:style-name="P12">- Приезжай в институт. Тридцатого госэкзамен у музыкально-педагогического факультета.</text:p>
      <text:p text:style-name="P12">Музпед готовит учителей пения. Иногда среди выпускниц попадаются превосходные пианистки. И хор у них по-настоящему хорош.</text:p>
      <text:p text:style-name="P12">С того момента и начались у Антона приступы задумчивости. Захотелось совместить приятное с полезным. Повидаться с Учителем.</text:p>
      <text:p text:style-name="P12">Учитель – вот кто испортил Антона.</text:p>
      <text:p text:style-name="P12">Поступил в институт демобилизованный солдат. Чего ещё? Пей, гуляй, кочуй из кровати в кровать студенческого общежития...</text:p>
      <text:p text:style-name="P12">- Вы не попробовали б перевести рассказик для факультетской стенгазеты?</text:p>
      <text:p text:style-name="P12">Антон попробовал и – пристрастился. А Учитель? Вдребезги разносит его творенья. Не то. Не то. Под конец, вроде как, сжалится.</text:p>
      <text:p text:style-name="P12">- Тут, правда, довольно сносно. И здесь на удивление удачная находка.</text:p>
      <text:p text:style-name="P12">И приносит Антон четвёртый вариант всё того же рассказика. И окончивши институт привозил. А теперь призадумался: что если отвести рассказик, но не переводной?</text:p>
      <text:p text:style-name="P12"><text:soft-page-break/>Так и начались эти приступы. Всё сомнения одолевают. Граф Толстой твердит: если можешь не писать – не пиши, ни в коем случае! А командир антонова стройбатальона чеканит: вам дана высшая материя – мозг!</text:p>
      <text:p text:style-name="P12">Так всё же: писать иль не писать?</text:p>
      <text:p text:style-name="P12">Из задумчивости Антона выводит приход бригадира:</text:p>
      <text:p text:style-name="P12">- Спускайся. Прораб зовёт.</text:p>
      <text:p text:style-name="P12">Прораб не тратит много слов:</text:p>
      <text:p text:style-name="P12">- Поедешь на водоканал. Надо выложить стены на скважине. Два на два и высота до трёх метров. Повезёт машина десятого цеха и мастер их. Кирпич там есть. Раствор подвезут.</text:p>
      <text:p text:style-name="P12">- А инструмент?</text:p>
      <text:p text:style-name="P12">- А твой где?</text:p>
      <text:p text:style-name="P12">- Остался на 130-квартирном, когда меня в завод вызвали.</text:p>
      <text:p text:style-name="P12">- А десятый цех чем ложил?</text:p>
      <text:p text:style-name="P12">- Ихним.</text:p>
      <text:p text:style-name="P12">- Вот его и бери.</text:p>
      <text:p text:style-name="P12">От «ихнего» остались лишь два ведра да совковая лопата в корке раствора. Eё Антон забирает. Опустил через борт в кузов, спрашивает шофёра Николая:</text:p>
      <text:p text:style-name="P12">- Когда едем?</text:p>
      <text:p text:style-name="P12">- Когда сядешь.</text:p>
      <text:p text:style-name="P12">- Надо ещё на 130-квартирный завернуть.</text:p>
      <text:p text:style-name="P12">- Сделаем.</text:p>
      <text:p text:style-name="P12">Антон лезет в кузов (в кабине мастер). Жмёт руки рабочим десятого цеха – Саше и Петру.</text:p>
      <text:p text:style-name="P12">- Как сессия, Саша?</text:p>
      <text:p text:style-name="P12">- Переведён на следующий курс. А ты что так исхудал?</text:p>
      <text:p text:style-name="P12">- Трава ещё не поросла, чтоб попастись вволю.</text:p>
      <text:p text:style-name="P12">- А как у тебя это самое ничего?</text:p>
      <text:p text:style-name="P12">- Нина Александровна приснилась. Должно быть к полнолунию.</text:p>
      <text:p text:style-name="P12">- Что за Нина Александровна?</text:p>
      <text:p text:style-name="P12">- Это лаборантка, которая вышла в деканы.</text:p>
      <text:p text:style-name="P12">На широком лице Саши мелькает испуг:</text:p>
      <text:p text:style-name="P12">- Это твоя втоая жена?</text:p>
      <text:p text:style-name="P12">- Нет.</text:p>
      <text:p text:style-name="P12">Машина выходит на шоссе, что ведёт к жилмассиву.</text:p>
      <text:p text:style-name="P12">- А дочка как?- не унимается Саша.</text:p>
      <text:p text:style-name="P12">- Отвезла документы в областной центр. В швейное училище.</text:p>
      <text:p text:style-name="P12">- Eсть там такое. Хочет стать швеёй-мотористкой?</text:p>
      <text:p text:style-name="P12">- Модельером.</text:p>
      <text:p text:style-name="P12">- Дизайнером?</text:p>
      <text:p text:style-name="P12">- Во-во.</text:p>
      <text:p text:style-name="P12">- А вообще как она?</text:p>
      <text:p text:style-name="P12">- Вообще начинает задавать вопросы. На днях интересовалась какая допустима разница в возрасте между любовниками.</text:p>
      <text:p text:style-name="P12">- А ты?</text:p>
      <text:p text:style-name="P12">- Для этой игры, говорю, возраст значения не имеет. Как в шахматах.</text:p>
      <text:p text:style-name="P12"/>
      <text:p text:style-name="P12"/>
      <text:p text:style-name="P12">Работа на 130-квартирном вошла в полный ритм. Раствор уже подан на передовую – вдоль «захватки» каменщиков. Идёт кладка. В тылу – на растворной площадке – «генеральный стропальщик» Юрий дочищает тракторный прицеп второго подвоза, оглядывается на на звук <text:soft-page-break/>машины десятого цеха, огибающей шеренги тесно составленных поддонов с кирпичом и штабеля плит перекрытия – что там ещё подвозят?</text:p>
      <text:p text:style-name="P12">- Привет, Антон.</text:p>
      <text:p text:style-name="P12">- Салют, Юрий. Где мастер?</text:p>
      <text:p text:style-name="P12">А Виталий Викторович уж подходит от подкрановых путей:</text:p>
      <text:p text:style-name="P12">- Чего тебе?</text:p>
      <text:p text:style-name="P12">- Кельму, расшивку, кирочку – здесь оставлял.</text:p>
      <text:p text:style-name="P12">- Всё на руках.</text:p>
      <text:p text:style-name="P12">- Ну, хоть что-нибудь.</text:p>
      <text:p text:style-name="P12">Виталий Викторович выносит из вагончика штукатурный мастерок и кирочку, что болтается на держаке.</text:p>
      <text:p text:style-name="P12">- Там починишь. Это всё.</text:p>
      <text:p text:style-name="P12">- А электрод «пятерка» найдётся?</text:p>
      <text:p text:style-name="P12">- На расшивку?- догадывается Виталий Викторович.</text:p>
      <text:p text:style-name="P12">- Да.</text:p>
      <text:p text:style-name="P12">Мастер приносит электрод «четвёрку» – других нет. Антон складывает всё в углу кузова/</text:p>
      <text:p text:style-name="P12"/>
      <text:p text:style-name="P12"/>
      <text:p text:style-name="P12">С оживлённого, полного солнечных всплесков и ярко одетых прохожих, проспекта машина сворачивает к промышленной околице. Хлебокомбинат. Маслозавод. Фруктовый сад сбегает к зеркальной глади рыбных озёр в обрамлении узких дамб. Надвинулась светло-серая ограда водоканала. Машина въезжает на усыпанный гравием необъятный двор с парой приземистых зданий; меж ними крутой, поросший дёрном холм над резервуарами.</text:p>
      <text:p text:style-name="P12">Антон сбрасывает инструменты на одинокую кучку песка. Саша и Пётр и свой туда же. Слезают. Закуривают. Мастер десятого цеха пошел на поиски здешнего главного инженера. Возвращается с высоким, стройным, красиво загорелым мужчиной.</text:p>
      <text:p text:style-name="P12">- Пошли, Антоша.</text:p>
      <text:p text:style-name="P12">Они втроём выходят за ворота, мастер и инженер о чём-то переговариваюся впереди, Антон, в спецовке и подшлёмнике, на приличном расстоянии сзади.</text:p>
      <text:p text:style-name="P12">Бетонная ограда кончилась, дальше – вдоль тротуара – железная сетка общества охотников.</text:p>
      <text:p text:style-name="P12">На входе их встречает ряный лай молодой овчарки, что мечется на цепи под толстоствольным деревом. Они оставляют дорожку, ведущую мимо краснокирпичного домика к стрельбищу, и идут по траве меж кустов и деревьев. Каждый прокладывает свою тропку, которые то сплетаются, то расходятся вновь. Впереди инженер.</text:p>
      <text:p text:style-name="P12">- Вот скважина.</text:p>
      <text:p text:style-name="P12">Неглубокий – метра на три – котлован. В диаметре метров восемь. Из бетонированного дна выходит труба, обрастает коленами и задвижками, те снова сменяются трубой, которая через прорезанную в стене котлована уходит в направлении водоканала. Инженер, вдавливая каблуки в грунт крутой стенки, спускается вниз. Мастер следом. Последним Антон.</text:p>
      <text:p text:style-name="P12">Инженер заглядывает в какой-то из узлов конструкции, потом начинает объяснять:</text:p>
      <text:p text:style-name="P12">- Надо выложить четыре стены. Глухие. Вход сверху.</text:p>
      <text:p text:style-name="P12">Среди бурой прошлогодней листвы нападавшей в котлован он находит сухую ветку, втыкает её первым колышком. Также отмечает остальные углы.</text:p>
      <text:p text:style-name="P12">Мастер высчитывает сколько надо привезти бетона для заливки фундамента под стены, если вырыть траншею на штык, а шириной сантиметров тридцать, при длине стен по три с половиной метра.</text:p>
      <text:p text:style-name="P12">- От вас ещё должен быть ещё ему подсобник,- говорит он инженеру.</text:p>
      <text:p text:style-name="P12">- Будет после обеда,.- (и, обращаясь к Антону),- ещё что надо?</text:p>
      <text:p text:style-name="P12">- Ящик под раствор и лески метра четыре.</text:p>
      <text:p text:style-name="P12"><text:soft-page-break/>- Чтоб как шнур натягивать?</text:p>
      <text:p text:style-name="P12">- Да.</text:p>
      <text:p text:style-name="P12">Обратно они возвращаются вместе: широкий тротуар позволяет идти вряд. Ещё издали заметили серую «волгу» у ворот водоканала.</text:p>
      <text:p text:style-name="P12">- Кочернин подъехал,- говорит инженер.</text:p>
      <text:p text:style-name="P12">- Он до сих пор вторым?- поинтересовался Антон.</text:p>
      <text:p text:style-name="P12">- Вторым он и на пенсию уйдёт.</text:p>
      <text:p text:style-name="P12">- Или его уйдут,- добавляет мастер.</text:p>
      <text:p text:style-name="P12">Антон тактично приотстаёт от работников руководящего звена и думает, что жаль, если Кoчернина уйдут, и что этот, похожий на испанца, второй секретарь горкома заслуживает большего хотя бы уже тем, что бывает на концертах заезжих гастролёров.</text:p>
      <text:p text:style-name="P12"/>
      <text:p text:style-name="P12"/>
      <text:p text:style-name="P12">Собрав инструменты, Антон возвращается на скважину. Первым делом пускает в ход лопату – нарезать ступеньки в стене котлована. Сгребает листья с бетонной стяжки на дне. Осматривается. Работа предстоит нетяжёлая и приятная. Грунт мягкий. Одно удовольствие – делать в хаосе заброшенного котлована неглубокую узкую траншею: чёткий квадрат. После обеда будет подсобник, подвезут бетон. Кидать придётся сверху, но вдвоём справятся. Завтра можно начинать кладку. Вон наверху между деревьев лежит навал кирпича – тысячи полторы – для начала хватит.</text:p>
      <text:p text:style-name="P12">Он отодвигает с линии будущей траншеи обрезок ржавой трубы диаметром с полметра и длиною в полтора. Знакомо заныла спина – памятка со строительства 100-квартирного, но Антон знает, что в таких случаях надо сказать (хотя бы и про себя): «ты заблудилась, боль, твоё не это место». Она впадёт в растерянность и пропадёт – утихнет, то есть.</text:p>
      <text:p text:style-name="P12"/>
      <text:p text:style-name="P12"/>
      <text:p text:style-name="P12">Хоть высокие деревья и укрывают зеленовато-прозрачной прохладой в чуть трепещущих солнечных пятнах, но прокопав половину периметра – (под две стены) – Антон упарился. Он снял рукавицы, подшлемник; вышел по ступенькам наверх и неспешно зашагал к лавочке возле стрельбища. Сел, расстегнул верхнюю пуговицу спецовки, достал сигарету. Она оказалась полупустой. Э, нет. Либо всё, либо ничего. Он отбросил её и ухмыльнулся – вспомнилось: на службе в стройбате его бригада-отделение работало в военном училище летчиков-штурманов (строили учебный корпус) и они по очереди, выждав когда курсанты убегут по звонку в классы, пробирались в их беседку-курилку насобирать окурков. Добытый из них табак делили, заворачивали в газетные самокрутки, но всё равно отдавало горелым.</text:p>
      <text:p text:style-name="P12"/>
      <text:p text:style-name="P12">Пара мальчиков лет двенадцати упражняются вскидывать и поводить короткими ружьями с двумя вертикально посаженными стволами на массивных, буро лоснящимихся прикладах. Лысеватый мужчина в годах даёт негромкие наставления, поправляет их стойку.</text:p>
      <text:p text:style-name="P12">Антон застегнулся и отправился к невидному за деревьями котловану. Бетонная стяжка на дне краем своим захватила пару метров участка , где должна пройти траншея под фундамент. Оставить как есть? Ложить прямо стяжке? Стена-то не несущая, нагрузки никакой. Вот только бетон привезут из расчёта на траншею полного профиля. Куда девать остачу? Похоронить, присыпав грунтом? Когда выложены будут стены, котлован заровняют и никто не узнает про эту четверть куба лишнего бетона.</text:p>
      <text:p text:style-name="P12">Антон берёт кирочку, расклинивает, чтобы не болталась, щепкой и стучит по бетону, зная наперёд, что не кирочкино это дело. Прибрели три козы и свесили над котлованом головы с полными непонимания глазами. Антону стыдно, что его застукали на таком, заведомо бестолковом занятии. Отложив инструмент, он идёт к недостроенному кирпичному сараю у <text:soft-page-break/>домика. Оттуда вышел крепкий мужчина: рубахе в некрупную чёрно-белую клетку.</text:p>
      <text:p text:style-name="P12">- Который час?- спрашивает Антон.</text:p>
      <text:p text:style-name="P12">- Двенадцать.</text:p>
      <text:p text:style-name="P12">- Где здесь ближайшая столовая?</text:p>
      <text:p text:style-name="P12">- В техникуме через дорогу. Талоны в бухгалтерии, на втором этаже.</text:p>
      <text:p text:style-name="P12">- Благодарю вас.</text:p>
      <text:p text:style-name="P12">Снова скачет с лаем овчарка, ударяя цепью о белую большую кастрюлю, куда, наверное, ей приносят пищу.</text:p>
      <text:p text:style-name="P12">- Will you be quiet, please?</text:p>
      <text:p text:style-name="P12">Лай пресёкся. Припав на передние лапы, она ухватилась зубами за край кастрюли и сдержанно рычит.</text:p>
      <text:p text:style-name="P12">- Thank you.</text:p>
      <text:p text:style-name="P12"/>
      <text:p text:style-name="P12"/>
      <text:p text:style-name="P12">Ещё при выходе из техникума Антон увидел на дороге, у въезда в украшенный клумбами двор, знакомый небольшой автобус с эмблемой СМП – (однокрылое колесо) – на дверце. И водитель прежний.</text:p>
      <text:p text:style-name="P12">- Привет, Антон Степаныч.</text:p>
      <text:p text:style-name="P12">- Здравствуйте, Анатолий. Как это вы здесь?</text:p>
      <text:p text:style-name="P12">- Привёз студентов на обед.</text:p>
      <text:p text:style-name="P12">- У которых производственная практика на 25-квартирном?</text:p>
      <text:p text:style-name="P12">- Точно-точно.</text:p>
      <text:p text:style-name="P12">- А кто там крановщиком?</text:p>
      <text:p text:style-name="P12">- Сын главного механика.</text:p>
      <text:p text:style-name="P12">- У главмеха нет сына.</text:p>
      <text:p text:style-name="P12">- Того главмеха уже с год как нет. Ушёл в рембазу, в техотдел. А это новый – начальника землячок.</text:p>
      <text:p text:style-name="P12">- Угу. Ещё что нового?</text:p>
      <text:p text:style-name="P12">- Да, вот шумят все – перестройка. А что оно? Хоть бы кто растолковал.</text:p>
      <text:p text:style-name="P12">От техникума спускаются юноши и девушки в комбинезонах. Антон с водителем прощаются рукопожатием.</text:p>
      <text:p text:style-name="P12"/>
      <text:p text:style-name="P12">У недостроенного сарая он подбирает с груды мелкого кирпичного боя тяжёлый лом.</text:p>
      <text:p text:style-name="P12"/>
      <text:p text:style-name="P12">Перестройка (думает Антон, глядя на проломленную полосу в бетонной стяжке на дне котлована) это, Анатолий, для людей. Ну, что ты перестроишь в ломе, или лопате? Пришла пора людям людьми делаться. В школьных хрестоматиях красиво: человек – звучит гордо. А в каждодневности? Сколько под красивыми плакатами из высоких слов и дельных мыслей гнилья развелось. История – лентяйка, не утруждяет себя перестройками. На смену империи Карла Великого пришла феодальная раздробленность. На смену «культу личности» – культ личностей дорвавшихся до корыт с едлом.</text:p>
      <text:p text:style-name="P12"/>
      <text:p text:style-name="P12">- Ты знаешь - кто я? Первый секретарь горкома!</text:p>
      <text:p text:style-name="P12">- А я - каменщик четвёртого разряда.</text:p>
      <text:p text:style-name="P12">- Воображаешь, ты здесь самый умный?</text:p>
      <text:p text:style-name="P12">- Будь я самый умный, был бы сейчас в галстуке и красовался б ручечкой в кармашке пиджака.</text:p>
      <text:p text:style-name="P12">- Ну, я тебе сделаю!</text:p>
      <text:p text:style-name="P12">А через полчаса в здание, где силами всех городских стройорганизаций велась реконструкция под роддом, примчал взвинченный парторг СМП.</text:p>
      <text:p text:style-name="P12"><text:soft-page-break/>- Как ты оскорблял первого секретаря?</text:p>
      <text:p text:style-name="P12">Заверенья, в один голос, женщин-штукатуров, что матов не было, утешения ему не принесли.</text:p>
      <text:p text:style-name="P12">Ещё через четыре дня на 100-квартирный, куда Антона отозвали с реконструкции, подкатила карета скорой помощи с двумя дебелыми сержантами милиции и психиатром горбольницы. Тот объяснил собравшимся рабочим, что Антон не только поёт песни на рабочем месте и написал стихами объяснительную, которую потребовали от него по поводу пропажи его каски-шлема, но сегодня утром снял с себя рубаху и запхал в дыру плиты перекрытия: вон, у него до сих пор спецовка на голое тело. (Сам психиатр, даже в тенниске, взмок от июньской жары). Затем он демократично поинтересовался у народа: какие ещё странности замечали они за Антоном? Народ ответствовал, что странности, вроде б, все перечислены и заикнулся было – рубаха-то, мол, совсем была струхлой, не первый год Антоха в ней. Представители власти тут же предложили Антону переодеться в чистое и сесть в автомобиль. Он не прекословил.</text:p>
      <text:p text:style-name="P12"/>
      <text:p text:style-name="P12"/>
      <text:p text:style-name="P12">Врач приёмного отделения областной психбольницы была изумлена содержанием сопроводительной бумаги. Когда ж уяснила, что плита была не отопительная, а бетонная – для перекрытия этажей жилого дома – то перестала задавать вопросы, случай явно не представлял научного интереса. Эта безучастность медперсонала сопровождала его на протяжении всего курса лечения. Впрочем, трижды в день ему уделяли внимание, вводя предписанные препараты. Всё остальное время он был предоставлен самому себе.</text:p>
      <text:p text:style-name="P12">Приученное годами труда к нагрузкам тело маялось полным бездельем. Только и занятий было – следить как переползает по вытоптаной, залитой нещадным солнцем площадке тень высокой ограды под ногами пациентов в их суматошно броуновском движении. И сны были тяжёлыми: он шагал по людным улицам, заходил в магазины и всё время, даже во сне, знал, что проснётся под невыключаемой лампочкой, среди храпа и бормотанья соседей по палате с решеткой на окне и дверным проёмом без двери, а в длинном коридоре будет пререкаться с санитаром какой-нибудь ночной гуляка.</text:p>
      <text:p text:style-name="P12">Что выручало, так это общение с окружающими – без него с ума можно было б сойти. Окружающие почему-то ему доверяли. Вот мечется, блестя глазами, по площадке человек в трусах и распахнутом халате не очень, впрочем, выделяясь на общем фоне соплощадников, где есть вкрапления из превзошедших даже костюм Адама – обходятся без фиговых листков. По мнению санитаров он «бессловесный», а вот с Антоном заговорил, задав отчётливый вопрос была ли антонова жена целомудренна. И ведь не у каждого санитара найдётся в лексиконе это слово.</text:p>
      <text:p text:style-name="P12">Вон окатил себя ведром воды, принесенным для общего водопоя, кудрявый мужчина. Однажды он подошёл к Антону и весело сообщил, что его зовут Вася. Перехватив антонов взгляд на кисть своей руки с жирной татировкой «КОЛЯ», попросил объяснить такое несоответствие. Антон объяснил просто: была у Васи девушка, которую звали Коршунова Оля и он решил сделать наколку в её честь, a чтобы татуировка поместилась фамилию сократили и вышло «К. ОЛЯ», только точка потом стёрлась. Обрадованный Вася долго с благодарностью жал ему руку. На следующий день он угрюмо твердил, что его имя Коля и в доказательство козырял татуировкой.</text:p>
      <text:p text:style-name="P12">Чтоб окончательно не утратить жизненного ритма Антон по воскресеньям отправлялся на пляж – выходил из тени навеса и ложился загорать на скамейке под оградой. Когда закрыть глаза, звуковой фон площадки: весь этот гам, взвизги, хохот – словно запись на плёнке июльского пляжа, не хватало лишь всплесков воды.</text:p>
      <text:p text:style-name="P12"/>
      <text:p text:style-name="P12"/>
      <text:p text:style-name="P12">На стрельбище захлопали выстрелы. Антон взял лопату, выкидал раздробленный бетон из траншеи, подровнял eё стенки и подчистил дно. Готово. Подсобника, видать, сегодня не <text:soft-page-break/>дождаться. Отнёс лом к сараю; поглазел как разлетаются под выстрелами чёрные брызги от взметнутых катапультой дисков. Вернулся в котлован.</text:p>
      <text:p text:style-name="P12">Здесь он взял электрод и кирочку, сел на обрезок толстостенной трубы и сбил с электрода обмазку. В руке остался лишь тонкий стержень. Используя трубу как наковальню, Антон принялся расплющивать его. Под звяк металла о металл в голове крутилась любимая поговорка Гриши – каменщика из «родной бригады» в СМП: «клепал батько, клепал я – не выклепал ни ...»</text:p>
      <text:p text:style-name="P12"/>
      <text:p text:style-name="P12">Вторую жену Антон любил беззаветно и стойко, но, пожалуй, слишком долго, нарушая все сроки, отмерянные Фрейдом для этой разновидности душевных состояний.</text:p>
      <text:p text:style-name="P12">Два года они были любовниками. Последний курс проучились в законном браке, живя у её родителей. Во время государственных экзаменов она родила младшую дочь Антона, что не помешало ей получить диплом. Он уехал искать решение квартирному вопросу, она осталась у родителей, а Антон превратился в уик-эндного мужа – приезжал электричкой на выходные, пока она не попросила его даже и не показываться в этом городе. Ещё через год он получил вызов из нарсуда своего города, где местный народный судья предлагал дать разъяснения прилагаемой бумаге, которую составила нотариальная контора её города – иск о расторжении брака. Истица заверяла, что фактически ничего похожего на брак не было и просила о расторжении, поскольку ответчик душевнобольной и состоит на учёте.</text:p>
      <text:p text:style-name="P12">Ответ Антона на суде, где помимо него присутсвовал судья с парой заседателей да писарька, был образцово краток: «Моя жена во всём и всегда права, каждое слово её – святая, чистая правда.»</text:p>
      <text:p text:style-name="P12">Вся процедура развода заняла менее пяти минут.</text:p>
      <text:p text:style-name="P12"/>
      <text:p text:style-name="P12">На конце электрода получилась упругая полоска расплющенного металла шести сантиметров в длину и втрое шире диаметра стержня. Рубящим концом кирочки Антон выстучал в заготовке желобок, упирая между флянцев труб скважины. Отрубил излишек электрода, а оставшийся при желобке стержень выгнул как рукоятку. Вот и расшивка, а бетона, похоже, сегодня не будет.</text:p>
      <text:p text:style-name="P12"/>
      <text:p text:style-name="P12">У ворот водоканала стоит уже машина десятого цеха. Саша и Пётр машут из кузова, чтоб скорее шёл. Антон влезает по колесу. На дне кузова толстые деревянные брусья. Машина идёт почему-то вокруг озёр, по самым окраинным улицам, где на ветвях высоченного дерева сидят пацаны, свесив ноги, где дорога ныряет в глубокий, словно каньон, овраг, а по верху его отчаянно гонит девчонка на велосипеде.</text:p>
      <text:p text:style-name="P12"/>
      <text:p text:style-name="P12">Въехали на территорию дачно-садового товарищества. Ветки фруктовых деревьев скребут по кабине и заставляют залечь в кузове.</text:p>
      <text:p text:style-name="P12">- Спекулянты,- ворчит Саша,- клубничку растят. Нетруддоходы.</text:p>
      <text:p text:style-name="P12">- Ну, что ты,- возражает Антон,- это ж Эдем – рай местного значения. А в раю спекулянтов нет. Серафимы только. С крылушками.</text:p>
      <text:p text:style-name="P12">- А херувимы?</text:p>
      <text:p text:style-name="P12">- И херувимы с крылушками.</text:p>
      <text:p text:style-name="P12">Машина останавливается у белокирпичного дома. Из кабины вылез направо мужчина в костюме и галстуке.</text:p>
      <text:p text:style-name="P12">- Сгружайте.</text:p>
      <text:p text:style-name="P12">Они сбрасывают брусья на чернозём и Саша выкрикивает вслед каждому то:</text:p>
      <text:p text:style-name="P12">- Серафимы!</text:p>
      <text:p text:style-name="P12">То:</text:p>
      <text:p text:style-name="P12">- Херувимы!</text:p>
      <text:p text:style-name="P12"/>
      <text:p text:style-name="P12">Антон, с чуть влажными ещё после душа волосами, сидит на лавочке напротив проходной. <text:soft-page-break/>Составляет план действий на вечер. За спиной натужный шум останавлювающегося трамвая. Есть ещё время для последней затяжки. Едем, значит, до прачечной – забрать постельное...</text:p>
      <text:p text:style-name="P12"/>
      <text:p text:style-name="P12">Ой, не криви душой, Антоха! И зубы не заговаривай! Прачечная – прачечной, а быть тебе сегодня в книжном магазине и покупать блокнот за девятнадцать копеек. Да только знаешь ли ты, парень, какая это каторга – писать? Какого ты рожна лезешь на эту галеру?</text:p>
      <text:p text:style-name="P12">- Интелект должон рожать!</text:p>
      <text:p text:style-name="P12">- Трах-дах!- согласился трамвай, въезжая на кольцо разворо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17T22:59:52.180117459</dc:date>
    <meta:editing-duration>P1DT4H37M20S</meta:editing-duration>
    <meta:editing-cycles>20</meta:editing-cycles>
    <meta:generator>LibreOffice/4.3.3.2$Linux_x86 LibreOffice_project/430m0$Build-2</meta:generator>
    <meta:document-statistic meta:table-count="0" meta:image-count="0" meta:object-count="0" meta:page-count="9" meta:paragraph-count="194" meta:word-count="3234" meta:character-count="21989" meta:non-whitespace-character-count="18881"/>
  </office:meta>
</office:document-meta>
</file>